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50pt" fo:font-style="italic" officeooo:rsid="00285e67" officeooo:paragraph-rsid="00285e67" style:font-size-asian="43.75pt" style:font-style-asian="italic" style:font-size-complex="50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50pt" fo:font-style="normal" officeooo:rsid="00278680" officeooo:paragraph-rsid="00278680" style:font-size-asian="43.75pt" style:font-style-asian="normal" style:font-size-complex="50pt" style:font-style-complex="normal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25pt" fo:font-style="normal" officeooo:rsid="00278680" officeooo:paragraph-rsid="00278680" style:font-size-asian="21.8500003814697pt" style:font-style-asian="normal" style:font-size-complex="25pt" style:font-style-complex="normal"/>
    </style:style>
    <style:style style:name="T1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EASE</text:p>
      <text:p text:style-name="P1"><text:span text:style-name="T1">CLEAN UP WORK AREA</text:span></text:p>
      <text:p text:style-name="P1"><text:span text:style-name="T1"/></text:p>
      <text:p text:style-name="P1"><text:span text:style-name="T1">PUT TOOLS BACK</text:span></text:p>
      <text:p text:style-name="P1"><text:span text:style-name="T1">WHERE YOU FOUND THEM</text:span></text:p>
      <text:p text:style-name="P1"><text:span text:style-name="T1"/></text:p>
      <text:p text:style-name="P1"><text:span text:style-name="T1">LET STAFF KNOW IF</text:span></text:p>
      <text:p text:style-name="P1"><text:span text:style-name="T1">INVENTORY LOW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8-30T10:08:40.641533299</meta:creation-date>
    <meta:generator>LibreOffice/24.2.0.3$Linux_X86_64 LibreOffice_project/420$Build-3</meta:generator>
    <dc:date>2024-02-28T10:01:27.649872756</dc:date>
    <meta:editing-duration>PT10M46S</meta:editing-duration>
    <meta:editing-cycles>9</meta:editing-cycles>
    <meta:print-date>2024-02-28T10:01:45.138642986</meta:print-date>
    <meta:printed-by>PDF files</meta:printed-by>
    <meta:document-statistic meta:table-count="0" meta:image-count="0" meta:object-count="0" meta:page-count="1" meta:paragraph-count="6" meta:word-count="18" meta:character-count="88" meta:non-whitespace-character-count="76"/>
  </office:meta>
</office:document-meta>
</file>